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4.4pt"/>
    </style:style>
    <style:style style:name="co2" style:family="table-column">
      <style:table-column-properties fo:break-before="auto" style:column-width="50.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ults.2019-11-04_1839.table" table:style-name="ta1">
        <table:table-column table:style-name="co1" table:default-cell-style-name="Default"/>
        <table:table-column table:style-name="co2" table:number-columns-repeated="1016" table:default-cell-style-name="Default"/>
        <table:table-row table:style-name="ro1">
          <table:table-cell office:value-type="string" calcext:value-type="string">
            <text:p>tool</text:p>
          </table:table-cell>
          <table:table-cell table:number-columns-repeated="9" office:value-type="string" calcext:value-type="string">
            <text:p>Tbf Test-suite Validator v1.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un set</text:p>
          </table:table-cell>
          <table:table-cell office:value-type="string" calcext:value-type="string">
            <text:p>test-comp19_prop-coverage-error-call.ReachSafety-Arrays</text:p>
          </table:table-cell>
          <table:table-cell office:value-type="string" calcext:value-type="string">
            <text:p>test-comp19_prop-coverage-error-call.ReachSafety-BitVectors</text:p>
          </table:table-cell>
          <table:table-cell office:value-type="string" calcext:value-type="string">
            <text:p>test-comp19_prop-coverage-error-call.ReachSafety-ControlFlow</text:p>
          </table:table-cell>
          <table:table-cell office:value-type="string" calcext:value-type="string">
            <text:p>test-comp19_prop-coverage-error-call.ReachSafety-ECA</text:p>
          </table:table-cell>
          <table:table-cell office:value-type="string" calcext:value-type="string">
            <text:p>test-comp19_prop-coverage-error-call.ReachSafety-Floats</text:p>
          </table:table-cell>
          <table:table-cell office:value-type="string" calcext:value-type="string">
            <text:p>test-comp19_prop-coverage-error-call.ReachSafety-Heap</text:p>
          </table:table-cell>
          <table:table-cell office:value-type="string" calcext:value-type="string">
            <text:p>test-comp19_prop-coverage-error-call.ReachSafety-Loops</text:p>
          </table:table-cell>
          <table:table-cell office:value-type="string" calcext:value-type="string">
            <text:p>test-comp19_prop-coverage-error-call.ReachSafety-Recursive</text:p>
          </table:table-cell>
          <table:table-cell office:value-type="string" calcext:value-type="string">
            <text:p>test-comp19_prop-coverage-error-call.ReachSafety-Sequentializ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./sv-benchmarks/c/</text:p>
          </table:table-cell>
          <table:table-cell table:number-columns-repeated="9" office:value-type="string" calcext:value-type="string">
            <text:p>statu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STARTPALS_ActiveStandby.1.ufo.BOUNDED-10.pals.yml</text:p>
          </table:table-cell>
          <table:table-cell table:number-columns-repeated="8"/>
          <table:table-cell table:style-name="ce1" office:value-type="string" calcext:value-type="string">
            <text:p>tru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STARTPALS_ActiveStandby.1.ufo.UNBOUNDED.pals.yml</text:p>
          </table:table-cell>
          <table:table-cell table:number-columns-repeated="8"/>
          <table:table-cell table:style-name="ce1" office:value-type="string" calcext:value-type="string">
            <text:p>tru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STARTPALS_ActiveStandby.4_1.ufo.BOUNDED-10.pals.yml</text:p>
          </table:table-cell>
          <table:table-cell table:number-columns-repeated="8"/>
          <table:table-cell table:style-name="ce1" office:value-type="string" calcext:value-type="string">
            <text:p>tru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STARTPALS_ActiveStandby.4_1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STARTPALS_ActiveStandby.4_2.ufo.BOUNDED-10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STARTPALS_ActiveStandby.4_2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STARTPALS_ActiveStandby.5.ufo.BOUNDED-10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STARTPALS_ActiveStandby.5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STARTPALS_Triplicated.1.ufo.BOUNDED-10.pals.yml</text:p>
          </table:table-cell>
          <table:table-cell table:number-columns-repeated="8"/>
          <table:table-cell table:style-name="ce1" office:value-type="string" calcext:value-type="string">
            <text:p>tru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STARTPALS_Triplicated.1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STARTPALS_Triplicated.2.ufo.BOUNDED-10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STARTPALS_Triplicated.2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floodmax.3.1.ufo.BOUNDED-6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floodmax.3.1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floodmax.3.2.ufo.BOUNDED-6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floodmax.3.2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floodmax.3.3.ufo.BOUNDED-6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floodmax.3.3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floodmax.3.4.ufo.BOUNDED-6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floodmax.3.4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floodmax.3_overflow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floodmax.4.1.ufo.BOUNDED-8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floodmax.4.1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floodmax.4.2.ufo.BOUNDED-8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floodmax.4.2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floodmax.4.3.ufo.BOUNDED-8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floodmax.4.3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floodmax.4.4.ufo.BOUNDED-8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floodmax.4.4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floodmax.4_overflow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floodmax.5.1.ufo.BOUNDED-10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floodmax.5.1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floodmax.5.2.ufo.BOUNDED-10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floodmax.5.2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floodmax.5.3.ufo.BOUNDED-10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floodmax.5.3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floodmax.5.4.ufo.BOUNDED-10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floodmax.5.4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floodmax.5_overflow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lcr-var-start-time.3.1.ufo.BOUNDED-6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lcr-var-start-time.3.1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lcr-var-start-time.3.2.ufo.BOUNDED-6.pals.yml</text:p>
          </table:table-cell>
          <table:table-cell table:number-columns-repeated="8"/>
          <table:table-cell table:style-name="ce1" office:value-type="string" calcext:value-type="string">
            <text:p>tru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lcr-var-start-time.3.2.ufo.UNBOUNDED.pals.yml</text:p>
          </table:table-cell>
          <table:table-cell table:number-columns-repeated="8"/>
          <table:table-cell table:style-name="ce1" office:value-type="string" calcext:value-type="string">
            <text:p>tru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lcr-var-start-time.4.1.ufo.BOUNDED-8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lcr-var-start-time.4.1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lcr-var-start-time.4.2.ufo.BOUNDED-8.pals.yml</text:p>
          </table:table-cell>
          <table:table-cell table:number-columns-repeated="8"/>
          <table:table-cell table:style-name="ce1" office:value-type="string" calcext:value-type="string">
            <text:p>tru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lcr-var-start-time.4.2.ufo.UNBOUNDED.pals.yml</text:p>
          </table:table-cell>
          <table:table-cell table:number-columns-repeated="8"/>
          <table:table-cell table:style-name="ce1" office:value-type="string" calcext:value-type="string">
            <text:p>tru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lcr-var-start-time.5.1.ufo.BOUNDED-10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lcr-var-start-time.5.1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lcr-var-start-time.5.2.ufo.BOUNDED-10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lcr-var-start-time.5.2.ufo.UNBOUNDED.pals.yml</text:p>
          </table:table-cell>
          <table:table-cell table:number-columns-repeated="8"/>
          <table:table-cell table:style-name="ce1" office:value-type="string" calcext:value-type="string">
            <text:p>tru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lcr-var-start-time.6.1.ufo.BOUNDED-12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lcr-var-start-time.6.1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lcr-var-start-time.6.2.ufo.BOUNDED-12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lcr-var-start-time.6.2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lcr.3.1.ufo.BOUNDED-6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lcr.3.1.ufo.UNBOUNDED.pals.yml</text:p>
          </table:table-cell>
          <table:table-cell table:number-columns-repeated="8"/>
          <table:table-cell table:style-name="ce1" office:value-type="string" calcext:value-type="string">
            <text:p>tru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lcr.3_overflow.ufo.UNBOUNDED.pals.yml</text:p>
          </table:table-cell>
          <table:table-cell table:number-columns-repeated="8"/>
          <table:table-cell table:style-name="ce1" office:value-type="string" calcext:value-type="string">
            <text:p>tru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lcr.4.1.ufo.BOUNDED-8.pals.yml</text:p>
          </table:table-cell>
          <table:table-cell table:number-columns-repeated="8"/>
          <table:table-cell table:style-name="ce1" office:value-type="string" calcext:value-type="string">
            <text:p>tru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lcr.4.1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lcr.4_overflow.ufo.UNBOUNDED.pals.yml</text:p>
          </table:table-cell>
          <table:table-cell table:number-columns-repeated="8"/>
          <table:table-cell table:style-name="ce1" office:value-type="string" calcext:value-type="string">
            <text:p>tru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lcr.5.1.ufo.BOUNDED-10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lcr.5.1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lcr.5_overflow.ufo.UNBOUNDED.pals.yml</text:p>
          </table:table-cell>
          <table:table-cell table:number-columns-repeated="8"/>
          <table:table-cell table:style-name="ce1" office:value-type="string" calcext:value-type="string">
            <text:p>tru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lcr.6.1.ufo.BOUNDED-12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lcr.6.1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lcr.6_overflow.ufo.UNBOUNDED.pals.yml</text:p>
          </table:table-cell>
          <table:table-cell table:number-columns-repeated="8"/>
          <table:table-cell table:style-name="ce1" office:value-type="string" calcext:value-type="string">
            <text:p>tru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lcr.7.1.ufo.BOUNDED-14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lcr.7.1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lcr.7_overflow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lcr.8.1.ufo.BOUNDED-16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lcr.8.1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lcr.8_overflow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opt-floodmax.3.1.ufo.BOUNDED-6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opt-floodmax.3.1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opt-floodmax.3.2.ufo.BOUNDED-6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opt-floodmax.3.2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opt-floodmax.3.3.ufo.BOUNDED-6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opt-floodmax.3.3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opt-floodmax.3.4.ufo.BOUNDED-6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opt-floodmax.3.4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opt-floodmax.3_overflow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opt-floodmax.4.1.ufo.BOUNDED-8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opt-floodmax.4.1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opt-floodmax.4.2.ufo.BOUNDED-8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opt-floodmax.4.2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opt-floodmax.4.3.ufo.BOUNDED-8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opt-floodmax.4.3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opt-floodmax.4.4.ufo.BOUNDED-8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opt-floodmax.4.4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opt-floodmax.4_overflow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opt-floodmax.5.1.ufo.BOUNDED-10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opt-floodmax.5.1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opt-floodmax.5.2.ufo.BOUNDED-10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opt-floodmax.5.2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opt-floodmax.5.3.ufo.BOUNDED-10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opt-floodmax.5.3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opt-floodmax.5.4.ufo.BOUNDED-10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opt-floodmax.5.4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q-mthreaded/pals_opt-floodmax.5_overflow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ecursive/Ackermann02.yml</text:p>
          </table:table-cell>
          <table:table-cell table:number-columns-repeated="7"/>
          <table:table-cell table:style-name="ce1" office:value-type="string" calcext:value-type="string">
            <text:p>tru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cursive/Addition02.yml</text:p>
          </table:table-cell>
          <table:table-cell table:number-columns-repeated="7"/>
          <table:table-cell table:style-name="ce1" office:value-type="string" calcext:value-type="string">
            <text:p>tru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cursive/BallRajamani-SPIN2000-Fig1.yml</text:p>
          </table:table-cell>
          <table:table-cell table:number-columns-repeated="7"/>
          <table:table-cell table:style-name="ce1" office:value-type="string" calcext:value-type="string">
            <text:p>tru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cursive/EvenOdd03.yml</text:p>
          </table:table-cell>
          <table:table-cell table:number-columns-repeated="7"/>
          <table:table-cell table:style-name="ce1" office:value-type="string" calcext:value-type="string">
            <text:p>tru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cursive/Fibonacci04.yml</text:p>
          </table:table-cell>
          <table:table-cell table:number-columns-repeated="7"/>
          <table:table-cell office:value-type="string" calcext:value-type="string">
            <text:p>unknow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cursive/Fibonacci05.yml</text:p>
          </table:table-cell>
          <table:table-cell table:number-columns-repeated="7"/>
          <table:table-cell office:value-type="string" calcext:value-type="string">
            <text:p>unknow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cursive/McCarthy91-1.yml</text:p>
          </table:table-cell>
          <table:table-cell table:number-columns-repeated="7"/>
          <table:table-cell table:style-name="ce1" office:value-type="string" calcext:value-type="string">
            <text:p>tru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cursive-simple/id2_b3_o2.yml</text:p>
          </table:table-cell>
          <table:table-cell table:number-columns-repeated="7"/>
          <table:table-cell table:style-name="ce1" office:value-type="string" calcext:value-type="string">
            <text:p>tru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cursive-simple/id_b3_o2-2.yml</text:p>
          </table:table-cell>
          <table:table-cell table:number-columns-repeated="7"/>
          <table:table-cell table:style-name="ce1" office:value-type="string" calcext:value-type="string">
            <text:p>tru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cursive-simple/id_o10.yml</text:p>
          </table:table-cell>
          <table:table-cell table:number-columns-repeated="7"/>
          <table:table-cell table:style-name="ce1" office:value-type="string" calcext:value-type="string">
            <text:p>tru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cursive-simple/id_o100.yml</text:p>
          </table:table-cell>
          <table:table-cell table:number-columns-repeated="7"/>
          <table:table-cell table:style-name="ce1" office:value-type="string" calcext:value-type="string">
            <text:p>tru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cursive-simple/id_o1000.yml</text:p>
          </table:table-cell>
          <table:table-cell table:number-columns-repeated="7"/>
          <table:table-cell office:value-type="string" calcext:value-type="string">
            <text:p>unknow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cursive-simple/id_o20.yml</text:p>
          </table:table-cell>
          <table:table-cell table:number-columns-repeated="7"/>
          <table:table-cell table:style-name="ce1" office:value-type="string" calcext:value-type="string">
            <text:p>tru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cursive-simple/id_o200.yml</text:p>
          </table:table-cell>
          <table:table-cell table:number-columns-repeated="7"/>
          <table:table-cell table:style-name="ce1" office:value-type="string" calcext:value-type="string">
            <text:p>tru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cursive-simple/id_o3.yml</text:p>
          </table:table-cell>
          <table:table-cell table:number-columns-repeated="7"/>
          <table:table-cell table:style-name="ce1" office:value-type="string" calcext:value-type="string">
            <text:p>tru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cursive-simple/sum_non_eq-3.yml</text:p>
          </table:table-cell>
          <table:table-cell table:number-columns-repeated="7"/>
          <table:table-cell table:style-name="ce1" office:value-type="string" calcext:value-type="string">
            <text:p>tru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ops/array-2.yml</text:p>
          </table:table-cell>
          <table:table-cell table:number-columns-repeated="6"/>
          <table:table-cell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oops/compact.yml</text:p>
          </table:table-cell>
          <table:table-cell table:number-columns-repeated="6"/>
          <table:table-cell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oops/count_up_down-2.yml</text:p>
          </table:table-cell>
          <table:table-cell table:number-columns-repeated="6"/>
          <table:table-cell office:value-type="string" calcext:value-type="string">
            <text:p>unknow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oops/eureka_01-1.yml</text:p>
          </table:table-cell>
          <table:table-cell table:number-columns-repeated="6"/>
          <table:table-cell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oops/for_bounded_loop1.yml</text:p>
          </table:table-cell>
          <table:table-cell table:number-columns-repeated="6"/>
          <table:table-cell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oops/insertion_sort-1.yml</text:p>
          </table:table-cell>
          <table:table-cell table:number-columns-repeated="6"/>
          <table:table-cell office:value-type="string" calcext:value-type="string">
            <text:p>unknow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oops/invert_string-1.yml</text:p>
          </table:table-cell>
          <table:table-cell table:number-columns-repeated="6"/>
          <table:table-cell office:value-type="string" calcext:value-type="string">
            <text:p>unknow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oops/linear_search.yml</text:p>
          </table:table-cell>
          <table:table-cell table:number-columns-repeated="6"/>
          <table:table-cell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oops/matrix-2.yml</text:p>
          </table:table-cell>
          <table:table-cell table:number-columns-repeated="6"/>
          <table:table-cell office:value-type="string" calcext:value-type="string">
            <text:p>unknow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oops/nec20.yml</text:p>
          </table:table-cell>
          <table:table-cell table:number-columns-repeated="6"/>
          <table:table-cell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oops/string-2.yml</text:p>
          </table:table-cell>
          <table:table-cell table:number-columns-repeated="6"/>
          <table:table-cell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oops/sum01-1.yml</text:p>
          </table:table-cell>
          <table:table-cell table:number-columns-repeated="6"/>
          <table:table-cell office:value-type="string" calcext:value-type="string">
            <text:p>unknow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oops/sum01_bug02.yml</text:p>
          </table:table-cell>
          <table:table-cell table:number-columns-repeated="6"/>
          <table:table-cell office:value-type="string" calcext:value-type="string">
            <text:p>unknow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oops/sum01_bug02_sum01_bug02_base.case.yml</text:p>
          </table:table-cell>
          <table:table-cell table:number-columns-repeated="6"/>
          <table:table-cell office:value-type="string" calcext:value-type="string">
            <text:p>unknow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oops/sum03-1.yml</text:p>
          </table:table-cell>
          <table:table-cell table:number-columns-repeated="6"/>
          <table:table-cell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oops/sum_array-1.yml</text:p>
          </table:table-cell>
          <table:table-cell table:number-columns-repeated="6"/>
          <table:table-cell office:value-type="string" calcext:value-type="string">
            <text:p>unknow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oops/terminator_01.yml</text:p>
          </table:table-cell>
          <table:table-cell table:number-columns-repeated="6"/>
          <table:table-cell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oops/terminator_02-1.yml</text:p>
          </table:table-cell>
          <table:table-cell table:number-columns-repeated="6"/>
          <table:table-cell office:value-type="string" calcext:value-type="string">
            <text:p>unknow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oops/terminator_03-1.yml</text:p>
          </table:table-cell>
          <table:table-cell table:number-columns-repeated="6"/>
          <table:table-cell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oops/trex01-1.yml</text:p>
          </table:table-cell>
          <table:table-cell table:number-columns-repeated="6"/>
          <table:table-cell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oops/trex02-2.yml</text:p>
          </table:table-cell>
          <table:table-cell table:number-columns-repeated="6"/>
          <table:table-cell office:value-type="string" calcext:value-type="string">
            <text:p>unknow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oops/trex03-1.yml</text:p>
          </table:table-cell>
          <table:table-cell table:number-columns-repeated="6"/>
          <table:table-cell office:value-type="string" calcext:value-type="string">
            <text:p>unknow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oops/vogal-2.yml</text:p>
          </table:table-cell>
          <table:table-cell table:number-columns-repeated="6"/>
          <table:table-cell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oop-acceleration/array_3-2.yml</text:p>
          </table:table-cell>
          <table:table-cell table:number-columns-repeated="6"/>
          <table:table-cell office:value-type="string" calcext:value-type="string">
            <text:p>unknow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oop-acceleration/diamond_1-2.yml</text:p>
          </table:table-cell>
          <table:table-cell table:number-columns-repeated="6"/>
          <table:table-cell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oop-acceleration/multivar_1-2.yml</text:p>
          </table:table-cell>
          <table:table-cell table:number-columns-repeated="6"/>
          <table:table-cell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oop-invgen/id_trans.yml</text:p>
          </table:table-cell>
          <table:table-cell table:number-columns-repeated="6"/>
          <table:table-cell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dv-regression/fo_test.yml</text:p>
          </table:table-cell>
          <table:table-cell table:number-columns-repeated="5"/>
          <table:table-cell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dv-regression/rule60_list2.c_1.yml</text:p>
          </table:table-cell>
          <table:table-cell table:number-columns-repeated="5"/>
          <table:table-cell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dv-regression/test21-2.yml</text:p>
          </table:table-cell>
          <table:table-cell table:number-columns-repeated="5"/>
          <table:table-cell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dv-regression/test22-2.yml</text:p>
          </table:table-cell>
          <table:table-cell table:number-columns-repeated="5"/>
          <table:table-cell office:value-type="string" calcext:value-type="string">
            <text:p>unknow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dv-regression/test23-1.yml</text:p>
          </table:table-cell>
          <table:table-cell table:number-columns-repeated="5"/>
          <table:table-cell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dv-regression/test24-2.yml</text:p>
          </table:table-cell>
          <table:table-cell table:number-columns-repeated="5"/>
          <table:table-cell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dv-regression/test25-1.yml</text:p>
          </table:table-cell>
          <table:table-cell table:number-columns-repeated="5"/>
          <table:table-cell office:value-type="string" calcext:value-type="string">
            <text:p>unknow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dv-regression/test28-1.yml</text:p>
          </table:table-cell>
          <table:table-cell table:number-columns-repeated="5"/>
          <table:table-cell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dv-regression/test29-1.yml</text:p>
          </table:table-cell>
          <table:table-cell table:number-columns-repeated="5"/>
          <table:table-cell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loats-cdfpl/newton_1_4.yml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oats-cdfpl/newton_1_5.yml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oats-cdfpl/newton_1_6.yml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oats-cdfpl/newton_1_7.yml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oats-cdfpl/newton_1_8.yml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oats-cdfpl/newton_2_6.yml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oats-cdfpl/newton_2_7.yml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oats-cdfpl/newton_2_8.yml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oats-cdfpl/newton_3_6.yml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oats-cdfpl/newton_3_7.yml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oats-cdfpl/newton_3_8.yml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oats-cdfpl/sine_1.yml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oats-cdfpl/sine_2.yml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oats-cdfpl/sine_3.yml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oats-cdfpl/square_1.yml</text:p>
          </table:table-cell>
          <table:table-cell table:number-columns-repeated="4"/>
          <table:table-cell table:style-name="ce1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oats-cdfpl/square_2.yml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oats-cdfpl/square_3.yml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oat-benchs/cast_float_ptr.yml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oat-benchs/cast_union_loose.yml</text:p>
          </table:table-cell>
          <table:table-cell table:number-columns-repeated="4"/>
          <table:table-cell table:style-name="ce1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oat-benchs/cast_union_tight.yml</text:p>
          </table:table-cell>
          <table:table-cell table:number-columns-repeated="4"/>
          <table:table-cell table:style-name="ce1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oat-benchs/float_int_inv_square.yml</text:p>
          </table:table-cell>
          <table:table-cell table:number-columns-repeated="4"/>
          <table:table-cell table:style-name="ce1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oat-benchs/inv_Newton-2.yml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oat-benchs/inv_Newton.c.p+cfa-reducer.yml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oat-benchs/inv_square-1.yml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oat-benchs/nan_double.yml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oat-benchs/nan_float.yml</text:p>
          </table:table-cell>
          <table:table-cell table:number-columns-repeated="4"/>
          <table:table-cell table:style-name="ce1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oat-benchs/sin_interpolated_index-1.yml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oat-benchs/sqrt_poly2.yml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oat-newlib/double_req_bl_0870a.yml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oat-newlib/float_req_bl_0870a.yml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oop-floats-scientific-comp/loop1-2.yml</text:p>
          </table:table-cell>
          <table:table-cell table:number-columns-repeated="4"/>
          <table:table-cell table:style-name="ce1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oop-floats-scientific-comp/loop2-1.yml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ca-rers2012/Problem03_label0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3_label1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3_label2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3_label2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3_label2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3_label3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3_label3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3_label3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3_label3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3_label4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3_label4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3_label5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3_label5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4_label0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4_label0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4_label0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4_label1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4_label1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4_label1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4_label1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4_label2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4_label3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4_label3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4_label3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4_label3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4_label3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4_label4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4_label5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4_label5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5_label0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5_label0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5_label1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5_label1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5_label1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5_label1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5_label2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5_label2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5_label3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5_label3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5_label3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5_label3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5_label3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5_label3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5_label3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5_label4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5_label4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5_label4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5_label4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5_label4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5_label5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5_label5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5_label5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5_label5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6_label0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6_label0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6_label0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6_label0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6_label0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6_label0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6_label1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6_label1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6_label1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6_label1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6_label2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6_label2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6_label2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6_label2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6_label2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6_label3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6_label3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6_label3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6_label3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6_label4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6_label4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6_label4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6_label5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6_label5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6_label5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7_label0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7_label0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7_label0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7_label0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7_label0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7_label1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7_label1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7_label1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7_label1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7_label2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7_label2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7_label3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7_label3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7_label3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7_label3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7_label3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7_label3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7_label4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7_label4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7_label4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7_label4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7_label4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7_label4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7_label5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8_label0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8_label0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8_label0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8_label0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8_label0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8_label0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8_label1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8_label1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8_label1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8_label2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8_label2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8_label2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8_label2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8_label2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8_label3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8_label3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8_label4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8_label4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8_label4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8_label4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8_label5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8_label5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8_label5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8_label5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9_label0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9_label0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9_label0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9_label0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9_label1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9_label1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9_label1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9_label1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9_label2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9_label3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9_label3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9_label3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9_label3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9_label3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9_label4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9_label4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9_label4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9_label4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9_label5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9_label5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9_label5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9_label5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9_label5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09_label5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0_label1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0_label1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0_label2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0_label2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0_label2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0_label2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0_label4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0_label4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0_label4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0_label4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0_label4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0_label5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0_label5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0_label5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0_label5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1_label0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1_label0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1_label1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1_label1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1_label2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1_label2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1_label3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1_label3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1_label3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1_label3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1_label4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1_label4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1_label4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1_label5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1_label5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2_label0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2_label0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2_label0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2_label0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2_label0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2_label1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2_label1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2_label1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2_label2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2_label2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2_label2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2_label2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2_label3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2_label3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2_label3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2_label3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2_label3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2_label3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2_label4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2_label4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2_label4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2_label5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2_label5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2_label5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2_label5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3_label0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3_label0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3_label0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3_label1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3_label1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3_label1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3_label1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3_label2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3_label2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3_label2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3_label2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3_label2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3_label2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3_label3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3_label3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3_label3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3_label3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3_label4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3_label4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3_label4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3_label4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3_label4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3_label5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3_label5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3_label5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5_label0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5_label0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5_label0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5_label0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5_label0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5_label1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5_label1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5_label2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5_label2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5_label2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5_label2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5_label3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5_label3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5_label3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5_label3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5_label3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5_label3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5_label4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5_label4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5_label4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5_label4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5_label4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5_label5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5_label5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6_label0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6_label0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6_label0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6_label0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6_label0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6_label0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6_label0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6_label1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6_label1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6_label1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6_label2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6_label2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6_label2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6_label3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6_label3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6_label3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6_label3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6_label3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6_label4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6_label4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6_label4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6_label4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6_label5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6_label5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6_label5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7_label0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7_label0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7_label0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7_label1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7_label1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7_label2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7_label2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7_label2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7_label2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7_label3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7_label3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7_label3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7_label3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7_label3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7_label3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7_label4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7_label4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7_label4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7_label5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7_label5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7_label5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7_label5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7_label5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7_label5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8_label0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8_label0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8_label0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8_label0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8_label0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8_label0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8_label1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8_label1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8_label1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8_label2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8_label2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8_label2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8_label3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8_label3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8_label3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8_label3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8_label3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8_label3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8_label3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8_label3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8_label4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8_label4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8_label5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8_label5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8_label5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9_label1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9_label1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9_label1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9_label1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9_label1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9_label1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9_label2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9_label2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9_label2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9_label2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9_label2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9_label2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9_label3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9_label3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9_label4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9_label4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9_label4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9_label4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9_label5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9_label5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9_label5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9_label5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9_label5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rers2012/Problem19_label5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programs/Problem101_label0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programs/Problem101_label0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programs/Problem101_label0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programs/Problem101_label0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programs/Problem101_label0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programs/Problem101_label0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programs/Problem101_label0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programs/Problem101_label0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programs/Problem101_label0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programs/Problem101_label0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programs/Problem101_label1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programs/Problem101_label1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programs/Problem101_label1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programs/Problem101_label1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programs/Problem101_label1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programs/Problem101_label1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programs/Problem101_label1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programs/Problem101_label1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programs/Problem101_label1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programs/Problem101_label1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programs/Problem101_label2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programs/Problem101_label2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programs/Problem101_label2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programs/Problem101_label2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programs/Problem102_label0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programs/Problem102_label0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programs/Problem102_label0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programs/Problem102_label0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programs/Problem102_label0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programs/Problem102_label0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programs/Problem102_label1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programs/Problem102_label1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programs/Problem102_label1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programs/Problem102_label2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programs/Problem102_label2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programs/Problem102_label2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programs/Problem102_label2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programs/Problem102_label2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programs/Problem102_label3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programs/Problem102_label3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programs/Problem102_label4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programs/Problem102_label4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programs/Problem102_label4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programs/Problem102_label4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programs/Problem102_label5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programs/Problem102_label5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programs/Problem102_label5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programs/Problem102_label5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programs/Problem103_label3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programs/Problem103_label3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programs/Problem103_label4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programs/Problem103_label4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programs/Problem103_label4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programs/Problem103_label4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programs/Problem103_label5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programs/Problem103_label5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programs/Problem103_label5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programs/Problem103_label5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programs/Problem103_label5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a-programs/Problem103_label5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tdrivers-simplified/cdaudio_simpl1.cil-1.yml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tdrivers-simplified/floppy_simpl3.cil-1.yml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tdrivers-simplified/floppy_simpl4.cil-1.yml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tdrivers-simplified/kbfiltr_simpl2.cil-2.yml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h-simplified/s3_clnt_1.cil-2.yml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h-simplified/s3_clnt_2.cil-1.yml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h-simplified/s3_clnt_3.cil-2.yml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h-simplified/s3_clnt_4.cil-2.yml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itvector/byte_add-1.yml</text:p>
          </table:table-cell>
          <table:table-cell/>
          <table:table-cell table:style-name="ce1" office:value-type="string" calcext:value-type="string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itvector/s3_clnt_1.BV.c.cil-2.yml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itvector/s3_clnt_2.BV.c.cil-2.yml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itvector/s3_clnt_3.BV.c.cil-2.yml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itvector/soft_float_1-3.c.cil.yml</text:p>
          </table:table-cell>
          <table:table-cell/>
          <table:table-cell table:style-name="ce1" office:value-type="string" calcext:value-type="string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itvector/soft_float_4-3.c.cil.yml</text:p>
          </table:table-cell>
          <table:table-cell/>
          <table:table-cell table:style-name="ce1" office:value-type="string" calcext:value-type="string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itvector/sum02-1.yml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itvector-regression/recHanoi03-1.yml</text:p>
          </table:table-cell>
          <table:table-cell/>
          <table:table-cell table:style-name="ce1" office:value-type="string" calcext:value-type="string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itvector-loops/diamond_2-1.yml</text:p>
          </table:table-cell>
          <table:table-cell/>
          <table:table-cell table:style-name="ce1" office:value-type="string" calcext:value-type="string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itvector-loops/verisec_sendmail_tTflag_arr_one_loop.yml</text:p>
          </table:table-cell>
          <table:table-cell/>
          <table:table-cell table:style-name="ce1" office:value-type="string" calcext:value-type="string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ray-examples/standard_copy1_ground-2.yml</text:p>
          </table:table-cell>
          <table:table-cell table:style-name="ce1"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ray-examples/standard_copy2_ground-1.yml</text:p>
          </table:table-cell>
          <table:table-cell table:style-name="ce1"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ray-examples/standard_copy3_ground-2.yml</text:p>
          </table:table-cell>
          <table:table-cell table:style-name="ce1"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ray-examples/standard_copy4_ground-2.yml</text:p>
          </table:table-cell>
          <table:table-cell table:style-name="ce1"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ray-examples/standard_copy5_ground-2.yml</text:p>
          </table:table-cell>
          <table:table-cell table:style-name="ce1"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ray-examples/standard_copy6_ground-1.yml</text:p>
          </table:table-cell>
          <table:table-cell table:style-name="ce1"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ray-examples/standard_copy7_ground-1.yml</text:p>
          </table:table-cell>
          <table:table-cell table:style-name="ce1"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ray-examples/standard_copy8_ground-2.yml</text:p>
          </table:table-cell>
          <table:table-cell table:style-name="ce1"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ray-examples/standard_copy9_ground-1.yml</text:p>
          </table:table-cell>
          <table:table-cell table:style-name="ce1"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ray-examples/standard_partition_ground-1.yml</text:p>
          </table:table-cell>
          <table:table-cell table:style-name="ce1"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ray-industry-pattern/array_ptr_single_elem_init-2.yml</text:p>
          </table:table-cell>
          <table:table-cell table:style-name="ce1"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ray-industry-pattern/array_single_elem_init.yml</text:p>
          </table:table-cell>
          <table:table-cell office:value-type="string" calcext:value-type="string">
            <text:p>unknow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ucercommutativity/rangesum.yml</text:p>
          </table:table-cell>
          <table:table-cell office:value-type="string" calcext:value-type="string">
            <text:p>unknow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ucercommutativity/rangesum05.yml</text:p>
          </table:table-cell>
          <table:table-cell table:style-name="ce1"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ucercommutativity/rangesum10.yml</text:p>
          </table:table-cell>
          <table:table-cell table:style-name="ce1"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ucercommutativity/rangesum20.yml</text:p>
          </table:table-cell>
          <table:table-cell table:style-name="ce1"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ucercommutativity/rangesum40.yml</text:p>
          </table:table-cell>
          <table:table-cell table:style-name="ce1"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ucercommutativity/rangesum60.yml</text:p>
          </table:table-cell>
          <table:table-cell table:style-name="ce1"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ray-tiling/mlceu.yml</text:p>
          </table:table-cell>
          <table:table-cell office:value-type="string" calcext:value-type="string">
            <text:p>unknow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ray-tiling/skippedu.yml</text:p>
          </table:table-cell>
          <table:table-cell office:value-type="string" calcext:value-type="string">
            <text:p>unknow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ray-programs/copysome1-2.yml</text:p>
          </table:table-cell>
          <table:table-cell office:value-type="string" calcext:value-type="string">
            <text:p>unknow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ray-programs/copysome2-2.yml</text:p>
          </table:table-cell>
          <table:table-cell office:value-type="string" calcext:value-type="string">
            <text:p>unknown</text:p>
          </table:table-cell>
          <table:table-cell table:number-columns-repeated="1015"/>
        </table:table-row>
        <table:table-row table:style-name="ro1">
          <table:table-cell/>
          <table:table-cell table:formula="of:=COUNTIF([.B4:.B639];&quot;=true&quot;)" office:value-type="float" office:value="16" calcext:value-type="float">
            <text:p>16</text:p>
          </table:table-cell>
          <table:table-cell table:formula="of:=COUNTIF([.C4:.C639];&quot;=true&quot;)" office:value-type="float" office:value="6" calcext:value-type="float">
            <text:p>6</text:p>
          </table:table-cell>
          <table:table-cell table:formula="of:=COUNTIF([.D4:.D639];&quot;=true&quot;)" office:value-type="float" office:value="0" calcext:value-type="float">
            <text:p>0</text:p>
          </table:table-cell>
          <table:table-cell table:formula="of:=COUNTIF([.E4:.E639];&quot;=true&quot;)" office:value-type="float" office:value="0" calcext:value-type="float">
            <text:p>0</text:p>
          </table:table-cell>
          <table:table-cell table:formula="of:=COUNTIF([.F4:.F639];&quot;=true&quot;)" office:value-type="float" office:value="6" calcext:value-type="float">
            <text:p>6</text:p>
          </table:table-cell>
          <table:table-cell table:formula="of:=COUNTIF([.G4:.G639];&quot;=true&quot;)" office:value-type="float" office:value="7" calcext:value-type="float">
            <text:p>7</text:p>
          </table:table-cell>
          <table:table-cell table:formula="of:=COUNTIF([.H4:.H639];&quot;=true&quot;)" office:value-type="float" office:value="15" calcext:value-type="float">
            <text:p>15</text:p>
          </table:table-cell>
          <table:table-cell table:formula="of:=COUNTIF([.I4:.I639];&quot;=true&quot;)" office:value-type="float" office:value="13" calcext:value-type="float">
            <text:p>13</text:p>
          </table:table-cell>
          <table:table-cell table:formula="of:=COUNTIF([.J4:.J639];&quot;=true&quot;)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/>
          <table:table-cell table:formula="of:=COUNTA([.B4:.B639])" office:value-type="float" office:value="22" calcext:value-type="float">
            <text:p>22</text:p>
          </table:table-cell>
          <table:table-cell table:formula="of:=COUNTA([.C4:.C639])" office:value-type="float" office:value="10" calcext:value-type="float">
            <text:p>10</text:p>
          </table:table-cell>
          <table:table-cell table:formula="of:=COUNTA([.D4:.D639])" office:value-type="float" office:value="8" calcext:value-type="float">
            <text:p>8</text:p>
          </table:table-cell>
          <table:table-cell table:formula="of:=COUNTA([.E4:.E639])" office:value-type="float" office:value="412" calcext:value-type="float">
            <text:p>412</text:p>
          </table:table-cell>
          <table:table-cell table:formula="of:=COUNTA([.F4:.F639])" office:value-type="float" office:value="32" calcext:value-type="float">
            <text:p>32</text:p>
          </table:table-cell>
          <table:table-cell table:formula="of:=COUNTA([.G4:.G639])" office:value-type="float" office:value="9" calcext:value-type="float">
            <text:p>9</text:p>
          </table:table-cell>
          <table:table-cell table:formula="of:=COUNTA([.H4:.H639])" office:value-type="float" office:value="27" calcext:value-type="float">
            <text:p>27</text:p>
          </table:table-cell>
          <table:table-cell table:formula="of:=COUNTA([.I4:.I639])" office:value-type="float" office:value="16" calcext:value-type="float">
            <text:p>16</text:p>
          </table:table-cell>
          <table:table-cell table:formula="of:=COUNTA([.J4:.J639])" office:value-type="float" office:value="100" calcext:value-type="float">
            <text:p>100</text:p>
          </table:table-cell>
          <table:table-cell table:formula="of:=AVERAGE([.B641:.J641])" office:value-type="float" office:value="70.6666666666667" calcext:value-type="float">
            <text:p>70.6666666666667</text:p>
          </table:table-cell>
          <table:table-cell table:number-columns-repeated="1006"/>
        </table:table-row>
        <table:table-row table:style-name="ro1">
          <table:table-cell/>
          <table:table-cell table:formula="of:=[.B640]/[.B641]" office:value-type="float" office:value="0.727272727272727" calcext:value-type="float">
            <text:p>0.727272727272727</text:p>
          </table:table-cell>
          <table:table-cell table:formula="of:=[.C640]/[.C641]" office:value-type="float" office:value="0.6" calcext:value-type="float">
            <text:p>0.6</text:p>
          </table:table-cell>
          <table:table-cell table:formula="of:=[.D640]/[.D641]" office:value-type="float" office:value="0" calcext:value-type="float">
            <text:p>0</text:p>
          </table:table-cell>
          <table:table-cell table:formula="of:=[.E640]/[.E641]" office:value-type="float" office:value="0" calcext:value-type="float">
            <text:p>0</text:p>
          </table:table-cell>
          <table:table-cell table:formula="of:=[.F640]/[.F641]" office:value-type="float" office:value="0.1875" calcext:value-type="float">
            <text:p>0.1875</text:p>
          </table:table-cell>
          <table:table-cell table:formula="of:=[.G640]/[.G641]" office:value-type="float" office:value="0.777777777777778" calcext:value-type="float">
            <text:p>0.777777777777778</text:p>
          </table:table-cell>
          <table:table-cell table:formula="of:=[.H640]/[.H641]" office:value-type="float" office:value="0.555555555555556" calcext:value-type="float">
            <text:p>0.555555555555556</text:p>
          </table:table-cell>
          <table:table-cell table:formula="of:=[.I640]/[.I641]" office:value-type="float" office:value="0.8125" calcext:value-type="float">
            <text:p>0.8125</text:p>
          </table:table-cell>
          <table:table-cell table:formula="of:=[.J640]/[.J641]" office:value-type="float" office:value="0.15" calcext:value-type="float">
            <text:p>0.15</text:p>
          </table:table-cell>
          <table:table-cell table:formula="of:=SUM([.B642:.J642])" office:value-type="float" office:value="3.81060606060606" calcext:value-type="float">
            <text:p>3.81060606060606</text:p>
          </table:table-cell>
          <table:table-cell table:number-columns-repeated="1006"/>
        </table:table-row>
        <table:table-row table:style-name="ro1">
          <table:table-cell table:number-columns-repeated="10"/>
          <table:table-cell table:style-name="ce2" table:formula="of:=[.K641]*[.K642]" office:value-type="float" office:value="269.282828282828" calcext:value-type="float">
            <text:p>269.282828282828</text:p>
          </table:table-cell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19-11-04T18:47:01.093606981</dc:date>
    <meta:editing-duration>PT7M40S</meta:editing-duration>
    <meta:editing-cycles>2</meta:editing-cycles>
    <meta:generator>LibreOffice/6.3.2.2$Linux_X86_64 LibreOffice_project/30$Build-2</meta:generator>
    <meta:document-statistic meta:table-count="1" meta:cell-count="1332" meta:object-count="0"/>
  </office:meta>
</office:document-meta>
</file>